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fo:font-style="normal" style:font-size-asian="15pt" style:font-style-asian="normal" style:font-size-complex="1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6cm" svg:height="5.799cm" draw:transform="rotate (1.57219259019649) translate (3.102cm 7.40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801cm" svg:height="5.799cm" draw:transform="rotate (1.57219259019649) translate (11.703cm 7.50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1.5cm" svg:y1="6.4cm" svg:x2="3.1cm" svg:y2="6.4cm">
          <text:p/>
        </draw:line>
        <draw:line draw:style-name="gr3" draw:text-style-name="P1" draw:layer="layout" svg:x1="8.901cm" svg:y1="6.35cm" svg:x2="11.7cm" svg:y2="6.3cm">
          <text:p/>
        </draw:line>
        <draw:line draw:style-name="gr3" draw:text-style-name="P1" draw:layer="layout" svg:x1="17.6cm" svg:y1="6.3cm" svg:x2="19.5cm" svg:y2="6.3cm">
          <text:p/>
        </draw:line>
        <draw:frame draw:style-name="gr4" draw:layer="layout" svg:width="3.038cm" svg:height="0.962cm" svg:x="4.5cm" svg:y="3.8cm">
          <draw:text-box>
            <text:p>Frontend</text:p>
          </draw:text-box>
        </draw:frame>
        <draw:frame draw:style-name="gr4" draw:layer="layout" svg:width="2.966cm" svg:height="0.962cm" svg:x="13.134cm" svg:y="3.9cm">
          <draw:text-box>
            <text:p>Backend</text:p>
          </draw:text-box>
        </draw:frame>
        <draw:frame draw:style-name="gr4" draw:text-style-name="P2" draw:layer="layout" svg:width="2.339cm" svg:height="0.848cm" svg:x="1cm" svg:y="6.552cm">
          <draw:text-box>
            <text:p><text:span text:style-name="T1">packets</text:span></text:p>
          </draw:text-box>
        </draw:frame>
        <draw:frame draw:style-name="gr4" draw:text-style-name="P2" draw:layer="layout" svg:width="2.217cm" svg:height="0.848cm" svg:x="9.162cm" svg:y="6.452cm">
          <draw:text-box>
            <text:p><text:span text:style-name="T1">metrics</text:span></text:p>
          </draw:text-box>
        </draw:frame>
        <draw:frame draw:style-name="gr4" draw:text-style-name="P2" draw:layer="layout" svg:width="5.667cm" svg:height="3.236cm" svg:x="2.9cm" svg:y="7.6cm">
          <draw:text-box>
            <text:p><text:span text:style-name="T2">&gt; </text:span><text:span text:style-name="T3">New counters</text:span></text:p>
            <text:p><text:span text:style-name="T3">&gt; Handle each packet</text:span></text:p>
            <text:p><text:span text:style-name="T3">&gt; Protocol analysis</text:span></text:p>
            <text:p><text:span text:style-name="T3">&gt; Flow Monitors</text:span></text:p>
            <text:p><text:span text:style-name="T3">&gt; File Extraction</text:span></text:p>
          </draw:text-box>
        </draw:frame>
        <draw:frame draw:style-name="gr4" draw:text-style-name="P2" draw:layer="layout" svg:width="7.982cm" svg:height="3.833cm" svg:x="11.933cm" svg:y="7.6cm">
          <draw:text-box>
            <text:p><text:span text:style-name="T2">&gt; </text:span><text:span text:style-name="T3">Flow Activity</text:span></text:p>
            <text:p><text:span text:style-name="T3">&gt; Metrics monitor</text:span></text:p>
            <text:p><text:span text:style-name="T3">&gt; Call for each indicator</text:span></text:p>
            <text:p><text:span text:style-name="T3">&gt; Before flushing to DB</text:span></text:p>
            <text:p><text:span text:style-name="T3">&gt; Integrate other data collection</text:span></text:p>
            <text:p><text:span text:style-name="T3"><text:s text:c="3"/></text:span><text:span text:style-name="T3">methods <text:s/>like SNMP</text:span></text:p>
          </draw:text-box>
        </draw:frame>
        <draw:frame draw:style-name="gr4" draw:text-style-name="P2" draw:layer="layout" svg:width="2.725cm" svg:height="0.848cm" svg:x="17.463cm" svg:y="6.452cm">
          <draw:text-box>
            <text:p><text:span text:style-name="T1">flush (db)</text:span></text:p>
          </draw:text-box>
        </draw:frame>
        <draw:frame draw:style-name="gr4" draw:text-style-name="P2" draw:layer="layout" svg:width="2.754cm" svg:height="0.848cm" svg:x="4.8cm" svg:y="4.738cm">
          <draw:text-box>
            <text:p text:style-name="P2"><text:span text:style-name="T1">“</text:span><text:span text:style-name="T1">fastpath”</text:span></text:p>
          </draw:text-box>
        </draw:frame>
        <draw:frame draw:style-name="gr4" draw:text-style-name="P2" draw:layer="layout" svg:width="2.958cm" svg:height="0.848cm" svg:x="13.201cm" svg:y="4.738cm">
          <draw:text-box>
            <text:p text:style-name="P2"><text:span text:style-name="T1">“</text:span><text:span text:style-name="T1">slowpath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4T17:29:15.257674997</meta:creation-date>
    <dc:date>2016-03-17T15:31:04.006991887</dc:date>
    <meta:editing-duration>P0D</meta:editing-duration>
    <meta:editing-cycles>3</meta:editing-cycles>
    <meta:generator>LibreOffice/4.2.4.2$Linux_X86_64 LibreOffice_project/420m0$Build-2</meta:generator>
    <meta:document-statistic meta:object-count="14"/>
  </office:meta>
</office:document-meta>
</file>